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9" style:family="graphic" style:parent-style-name="objectwithoutfill">
      <style:graphic-properties draw:marker-end="Arrowheads_20_4" draw:marker-end-width="0.3cm" draw:fill="none" draw:textarea-vertical-align="middle"/>
    </style:style>
    <style:style style:name="gr10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draw:marker-end="Arrowheads_20_7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874cm" svg:height="0.962cm" svg:x="8.651cm" svg:y="1.952cm">
          <draw:text-box>
            <text:p>Main</text:p>
          </draw:text-box>
        </draw:frame>
        <draw:frame draw:style-name="gr2" draw:text-style-name="P1" draw:layer="layout" svg:width="3.492cm" svg:height="0.962cm" svg:x="4.492cm" svg:y="4.165cm">
          <draw:text-box>
            <text:p>Keyboard</text:p>
          </draw:text-box>
        </draw:frame>
        <draw:line draw:style-name="gr3" draw:text-style-name="P3" draw:layer="layout" svg:x1="8.302cm" svg:y1="2.905cm" svg:x2="7.032cm" svg:y2="4.175cm">
          <text:p text:style-name="P2"/>
        </draw:line>
        <draw:frame draw:style-name="gr4" draw:text-style-name="P1" draw:layer="layout" svg:width="3.493cm" svg:height="0.962cm" svg:x="2.587cm" svg:y="7.023cm">
          <draw:text-box>
            <text:p>Inventory</text:p>
          </draw:text-box>
        </draw:frame>
        <draw:line draw:style-name="gr5" draw:text-style-name="P3" draw:layer="layout" svg:x1="5.127cm" svg:y1="5.445cm" svg:x2="4.175cm" svg:y2="6.715cm">
          <text:p text:style-name="P2"/>
        </draw:line>
        <draw:frame draw:style-name="gr6" draw:text-style-name="P1" draw:layer="layout" svg:width="5.08cm" svg:height="0.962cm" svg:x="1.635cm" svg:y="9.89cm">
          <draw:text-box>
            <text:p>Clothing</text:p>
          </draw:text-box>
        </draw:frame>
        <draw:line draw:style-name="gr7" draw:text-style-name="P3" draw:layer="layout" svg:x1="3.54cm" svg:y1="8.302cm" svg:x2="2.905cm" svg:y2="9.89cm">
          <text:p text:style-name="P2"/>
        </draw:line>
        <draw:frame draw:style-name="gr8" draw:text-style-name="P1" draw:layer="layout" svg:width="2.54cm" svg:height="0.962cm" svg:x="5.762cm" svg:y="8.61cm">
          <draw:text-box>
            <text:p>Player</text:p>
          </draw:text-box>
        </draw:frame>
        <draw:line draw:style-name="gr9" draw:text-style-name="P3" draw:layer="layout" svg:x1="6.079cm" svg:y1="5.445cm" svg:x2="6.715cm" svg:y2="7.985cm">
          <text:p/>
        </draw:line>
        <draw:frame draw:style-name="gr8" draw:text-style-name="P1" draw:layer="layout" svg:width="2.539cm" svg:height="0.962cm" svg:x="9.573cm" svg:y="4.165cm">
          <draw:text-box>
            <text:p>Menus</text:p>
          </draw:text-box>
        </draw:frame>
        <draw:line draw:style-name="gr10" draw:text-style-name="P3" draw:layer="layout" svg:x1="9.572cm" svg:y1="3.222cm" svg:x2="10.207cm" svg:y2="4.175cm">
          <text:p text:style-name="P2"/>
        </draw:line>
        <draw:line draw:style-name="gr11" draw:text-style-name="P3" draw:layer="layout" svg:x1="5.445cm" svg:y1="7.985cm" svg:x2="6.08cm" svg:y2="8.6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04T15:51:29.449013319</meta:creation-date>
    <dc:date>2025-03-04T16:14:38.982959805</dc:date>
    <meta:editing-duration>PT23M8S</meta:editing-duration>
    <meta:editing-cycles>6</meta:editing-cycles>
    <meta:generator>LibreOffice/7.3.7.2$Linux_X86_64 LibreOffice_project/30$Build-2</meta:generator>
    <meta:document-statistic meta:object-count="12"/>
  </office:meta>
</office:document-meta>
</file>